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fd322" officeooo:paragraph-rsid="000fd322"/>
    </style:style>
    <style:style style:name="P2" style:family="paragraph" style:parent-style-name="Standard">
      <style:text-properties style:font-name="Calibri" officeooo:rsid="0010aa1e" officeooo:paragraph-rsid="0010aa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h habe direkt ein paar Scripte aus meinem anderen Projekt mit rein gezogen, bei denen ich dachte, dass sie eventuell hilfreich sind.</text:p>
      <text:p text:style-name="P1"/>
      <text:p text:style-name="P1">Lokalisierung:</text:p>
      <text:p text:style-name="P1">Unter <text:span text:style-name="T1">Resources/language</text:span> gibt es 2 jsons, diese lassen sich mithilfe des globals LocalizationManager nutzen. Um Daten aus diesen Jsons für ein UI Element zu lesen, einfach die <text:span text:style-name="T1">GetUIElementText </text:span><text:span text:style-name="T2">Klasse auf das Element legen und zuweisen.</text:span></text:p>
      <text:p text:style-name="P1"/>
      <text:p text:style-name="P1">UI:</text:p>
      <text:p text:style-name="P1">Mit dem Code/UI/<text:span text:style-name="T1">OverlayHandler</text:span> lässt sich per globalen call ein UI Overlay für Fehlermeldungen, Infos, etc. Aufrufen.</text:p>
      <text:p text:style-name="P1"/>
      <text:p text:style-name="P1">Helpers:</text:p>
      <text:p text:style-name="P1">ResourceHelper -&gt; globaler call um auf den Resource Ordner zuzugreifen</text:p>
      <text:p text:style-name="P1">LocalizationHelper -&gt; globale Klasse mit Funktionen um Json Strings/Daten zu Filtern und bereinigt wiederzugeben</text:p>
      <text:p text:style-name="P1">TagSelector -&gt; Tag Dropdown im Inspector</text:p>
      <text:p text:style-name="P1"/>
      <text:p text:style-name="P1"/>
      <text:p text:style-name="P1"/>
      <text:p text:style-name="P2">Gesten -&gt; Pdollar Plugi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25S</meta:editing-duration>
    <meta:editing-cycles>4</meta:editing-cycles>
    <meta:generator>LibreOffice/5.3.3.2$Windows_x86 LibreOffice_project/3d9a8b4b4e538a85e0782bd6c2d430bafe583448</meta:generator>
    <dc:date>2018-06-06T21:33:10.157000000</dc:date>
    <meta:document-statistic meta:table-count="0" meta:image-count="0" meta:object-count="0" meta:page-count="1" meta:paragraph-count="10" meta:word-count="110" meta:character-count="758" meta:non-whitespace-character-count="658"/>
    <meta:user-defined meta:name="Info 1"/>
    <meta:user-defined meta:name="Info 2"/>
    <meta:user-defined meta:name="Info 3"/>
    <meta:user-defined meta:name="Info 4"/>
  </office:meta>
</office:document-meta>
</file>